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heads_20_5" draw:marker-start-width="0.3cm" draw:textarea-vertical-align="middl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4.512cm" fo:min-width="5.215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fo:padding-top="0.635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6" draw:marker-end-width="0.3cm" draw:fill="none"/>
      <style:paragraph-properties style:writing-mode="lr-tb"/>
    </style:style>
    <style:style style:name="gr6" style:family="graphic" style:parent-style-name="objectwithoutfill">
      <style:graphic-properties svg:stroke-color="#000000" draw:marker-end="Arrowheads_20_7" draw:marker-end-width="0.3cm" draw:fill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8" style:family="graphic" style:parent-style-name="standard">
      <style:graphic-properties svg:stroke-color="#000000" draw:marker-start="Arrowheads_20_8" draw:marker-start-width="0.3cm" draw:textarea-vertical-align="middle"/>
    </style:style>
    <style:style style:name="gr9" style:family="graphic" style:parent-style-name="standard">
      <style:graphic-properties svg:stroke-color="#000000" draw:marker-start="Arrowheads_20_9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5cm" svg:y1="10.207cm" svg:x2="10.207cm" svg:y2="10.207cm">
          <text:p text:style-name="P1">/odom</text:p>
        </draw:line>
        <draw:frame draw:style-name="gr2" draw:text-style-name="P1" draw:layer="layout" svg:width="1.999cm" svg:height="0.999cm" svg:x="9.548cm" svg:y="14.3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draw:layer="layout" svg:width="5.715cm" svg:height="4.762cm" svg:x="1.635cm" svg:y="7.033cm">
          <text:p text:style-name="P1">Host Computer</text:p>
          <text:p text:style-name="P1">Running ROS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762cm" svg:x="10.207cm" svg:y="7.033cm">
          <text:p text:style-name="P1">ESP32</text:p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762cm" svg:x="17.827cm" svg:y="7.033cm">
          <text:p text:style-name="P1">DRV8833</text:p>
          <text:p text:style-name="P1">Motor Dri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715cm" svg:height="4.762cm" svg:x="17.827cm" svg:y="1.317cm">
          <text:p text:style-name="P1">Left Wheel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715cm" svg:height="4.762cm" svg:x="17.827cm" svg:y="12.748cm">
          <text:p text:style-name="P1">Right Wheel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35cm" svg:y1="8.62cm" svg:x2="10.207cm" svg:y2="8.62cm">
          <text:p text:style-name="P1">/cmd_vel</text:p>
        </draw:line>
        <draw:custom-shape draw:style-name="gr3" draw:text-style-name="P1" xml:id="id2" draw:id="id2" draw:layer="layout" svg:width="5.715cm" svg:height="4.762cm" svg:x="10.207cm" svg:y="7.033cm">
          <text:p text:style-name="P1">Host Computer</text:p>
          <text:p text:style-name="P1">Running ROS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922cm" svg:y1="8.937cm" svg:x2="17.827cm" svg:y2="8.937cm">
          <text:p text:style-name="P1">PWM</text:p>
        </draw:line>
        <draw:connector draw:style-name="gr5" draw:text-style-name="P2" draw:layer="layout" svg:x1="17.827cm" svg:y1="3.698cm" svg:x2="13.064cm" svg:y2="7.033cm" draw:start-shape="id1" draw:start-glue-point="3" draw:end-shape="id2" draw:end-glue-point="0" svg:d="M17827 3698h-4763v3335" svg:viewBox="0 0 4764 3336">
          <text:p text:style-name="P1">encoder</text:p>
        </draw:connector>
        <draw:connector draw:style-name="gr6" draw:text-style-name="P2" draw:layer="layout" svg:x1="17.827cm" svg:y1="15.129cm" svg:x2="13.064cm" svg:y2="11.795cm" draw:start-shape="id3" draw:start-glue-point="3" draw:end-shape="id2" draw:end-glue-point="2" svg:d="M17827 15129h-4763v-3334" svg:viewBox="0 0 4764 3335">
          <text:p text:style-name="P1"/>
        </draw:connector>
        <draw:frame draw:style-name="gr7" draw:text-style-name="P3" draw:layer="layout" svg:width="2.223cm" svg:height="1.235cm" svg:x="14.652cm" svg:y="13.735cm">
          <draw:text-box>
            <text:p>encoder</text:p>
          </draw:text-box>
        </draw:frame>
        <draw:line draw:style-name="gr8" draw:text-style-name="P1" draw:layer="layout" svg:x1="20.685cm" svg:y1="12.747cm" svg:x2="20.685cm" svg:y2="11.795cm">
          <text:p/>
        </draw:line>
        <draw:line draw:style-name="gr9" draw:text-style-name="P1" draw:layer="layout" svg:x1="20.685cm" svg:y1="6.08cm" svg:x2="20.685cm" svg:y2="7.0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63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vertical-align="top" fo:padding-top="-0.686cm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6T11:25:13.824932407</meta:creation-date>
    <dc:date>2024-12-16T12:47:44.051812662</dc:date>
    <meta:editing-duration>PT1H2M8S</meta:editing-duration>
    <meta:editing-cycles>2</meta:editing-cycles>
    <meta:generator>LibreOffice/7.3.7.2$Linux_X86_64 LibreOffice_project/30$Build-2</meta:generator>
    <meta:document-statistic meta:object-count="15"/>
  </office:meta>
</office:document-meta>
</file>

<file path=Object 1/content.xml><?xml version="1.0" encoding="utf-8"?>
<math xmlns="http://www.w3.org/1998/Math/MathML" display="block"/>
</file>